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ezi.com/p/edit/i_rbdwgwhgns/" text:style-name="Internet_20_link" text:visited-style-name="Visited_20_Internet_20_Link">https://prezi.com/p/edit/i_rbdwgwhgns/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6:09:27.403000000</meta:creation-date>
    <dc:date>2021-03-17T16:10:58.282000000</dc:date>
    <meta:editing-duration>PT1M34S</meta:editing-duration>
    <meta:editing-cycles>1</meta:editing-cycles>
    <meta:document-statistic meta:table-count="0" meta:image-count="0" meta:object-count="0" meta:page-count="1" meta:paragraph-count="1" meta:word-count="1" meta:character-count="38" meta:non-whitespace-character-count="38"/>
    <meta:generator>LibreOffice/7.0.0.3$Windows_X86_64 LibreOffice_project/8061b3e9204bef6b321a21033174034a5e2ea88e</meta:generator>
  </office:meta>
</office:document-meta>
</file>